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 style:list-style-name="L1">
      <style:paragraph-properties fo:margin-top="0cm" fo:margin-bottom="0cm"/>
    </style:style>
    <style:style style:name="P18" style:family="paragraph" style:parent-style-name="Text_20_body" style:list-style-name="L3">
      <style:paragraph-properties fo:margin-top="0cm" fo:margin-bottom="0cm"/>
    </style:style>
    <style:style style:name="P19" style:family="paragraph" style:parent-style-name="Text_20_body" style:list-style-name="L5">
      <style:paragraph-properties fo:margin-top="0cm" fo:margin-bottom="0cm"/>
    </style:style>
    <style:style style:name="P20" style:family="paragraph" style:parent-style-name="Text_20_body" style:list-style-name="L7">
      <style:paragraph-properties fo:margin-top="0cm" fo:margin-bottom="0cm"/>
    </style:style>
    <style:style style:name="P21" style:family="paragraph" style:parent-style-name="Text_20_body" style:list-style-name="L9">
      <style:paragraph-properties fo:margin-top="0cm" fo:margin-bottom="0cm"/>
    </style:style>
    <style:style style:name="P22" style:family="paragraph" style:parent-style-name="Text_20_body" style:list-style-name="L10">
      <style:paragraph-properties fo:margin-top="0cm" fo:margin-bottom="0cm"/>
    </style:style>
    <style:style style:name="P23" style:family="paragraph" style:parent-style-name="Text_20_body" style:list-style-name="L11">
      <style:paragraph-properties fo:margin-top="0cm" fo:margin-bottom="0cm"/>
    </style:style>
    <style:style style:name="P24" style:family="paragraph" style:parent-style-name="Text_20_body" style:list-style-name="L12">
      <style:paragraph-properties fo:margin-top="0cm" fo:margin-bottom="0cm"/>
    </style:style>
    <style:style style:name="P25" style:family="paragraph" style:parent-style-name="Text_20_body" style:list-style-name="L13">
      <style:paragraph-properties fo:margin-top="0cm" fo:margin-bottom="0cm"/>
    </style:style>
    <style:style style:name="P26" style:family="paragraph" style:parent-style-name="Text_20_body" style:list-style-name="L14">
      <style:paragraph-properties fo:margin-top="0cm" fo:margin-bottom="0cm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Strong_20_Emphasis"><text:tab/><text:tab/><text:tab/><text:tab/></text:span><text:span text:style-name="Strong_20_Emphasis"><text:span text:style-name="T1">Script Flow</text:span></text:span><text:span text:style-name="Strong_20_Emphasis"><text:line-break/><text:line-break/>1. Initial Setup and Data Preparation (</text:span><text:span text:style-name="Strong_20_Emphasis"><text:span text:style-name="Source_20_Text">main</text:span></text:span><text:span text:style-name="Strong_20_Emphasis"> function)</text:span></text:p>
      <text:list xml:id="list6661893320080846557" text:style-name="L1">
        <text:list-item>
          <text:p text:style-name="P17">The script starts by parsing command-line arguments using <text:span text:style-name="Source_20_Text">argparse</text:span>, including new ones like <text:span text:style-name="Source_20_Text">--optimization_mode</text:span> and <text:span text:style-name="Source_20_Text">--scenarios</text:span> which control the entire workflow. </text:p>
        </text:list-item>
        <text:list-item>
          <text:p text:style-name="P17"><text:span text:style-name="Strong_20_Emphasis"><text:span text:style-name="Source_20_Text">setup_logging()</text:span></text:span>: Configures how progress and errors are recorded to <text:span text:style-name="Source_20_Text">solar_analysis.log</text:span>. </text:p>
        </text:list-item>
        <text:list-item>
          <text:p text:style-name="P17"><text:span text:style-name="Strong_20_Emphasis"><text:span text:style-name="Source_20_Text">load_config()</text:span></text:span>: Reads <text:span text:style-name="Source_20_Text">config.yaml</text:span> file for static parameters (panel/inverter specs). </text:p>
        </text:list-item>
        <text:list-item>
          <text:p text:style-name="P17"><text:span text:style-name="Strong_20_Emphasis"><text:span text:style-name="Source_20_Text">load_and_preprocess_data()</text:span></text:span>: Loads hourly data, cleans it, handles missing values, and creates a proper, timezone-aware datetime index. </text:p>
        </text:list-item>
        <text:list-item>
          <text:p text:style-name="P17"><text:span text:style-name="Strong_20_Emphasis"><text:span text:style-name="Source_20_Text">calculate_solar_position()</text:span></text:span>: Computes the sun's position for every hour. </text:p>
        </text:list-item>
        <text:list-item>
          <text:p text:style-name="P1"><text:span text:style-name="Strong_20_Emphasis"><text:span text:style-name="Source_20_Text">calculate_dni()</text:span></text:span>: Derives the Direct Normal Irradiance from input data.</text:p>
        </text:list-item>
      </text:list>
      <text:p text:style-name="Standard"/>
      <text:list xml:id="list729236474815727366" text:style-name="L2">
        <text:list-item>
          <text:p text:style-name="P2"><text:span text:style-name="Strong_20_Emphasis">2. Multi-Modal Optimization (</text:span><text:span text:style-name="Strong_20_Emphasis"><text:span text:style-name="Source_20_Text">main</text:span></text:span><text:span text:style-name="Strong_20_Emphasis"> function)</text:span></text:p>
        </text:list-item>
      </text:list>
      <text:list xml:id="list4887643811339330721" text:style-name="L3">
        <text:list-item>
          <text:p text:style-name="P3">This is the main engine. Based on the <text:span text:style-name="Source_20_Text">--optimization_mode</text:span> flag, it decides which optimization paths to run.</text:p>
        </text:list-item>
        <text:list-item>
          <text:p text:style-name="P3"><text:span text:style-name="Strong_20_Emphasis">Path A: Multi-Objective (DEAP)</text:span> - <text:span text:style-name="Emphasis">Runs if mode is </text:span><text:span text:style-name="Emphasis"><text:span text:style-name="Source_20_Text">multi_objective</text:span></text:span><text:span text:style-name="Emphasis"> or </text:span><text:span text:style-name="Emphasis"><text:span text:style-name="Source_20_Text">both</text:span></text:span></text:p>
          <text:list>
            <text:list-item>
              <text:p text:style-name="P18"><text:span text:style-name="Strong_20_Emphasis"><text:span text:style-name="Source_20_Text">run_deap_multi_objective_optimization()</text:span></text:span>: Manages the genetic algorithm. </text:p>
              <text:list>
                <text:list-item>
                  <text:p text:style-name="P18">It sets up DEAP using <text:span text:style-name="Strong_20_Emphasis"><text:span text:style-name="Source_20_Text">init_worker()</text:span></text:span> for parallel processing. </text:p>
                </text:list-item>
                <text:list-item>
                  <text:p text:style-name="P18">It calls <text:span text:style-name="Strong_20_Emphasis"><text:span text:style-name="Source_20_Text">custom_nsga2_evolution()</text:span></text:span> which runs the main evolutionary loop. </text:p>
                </text:list-item>
                <text:list-item>
                  <text:p text:style-name="P18">The loop evaluates solutions using <text:span text:style-name="Strong_20_Emphasis"><text:span text:style-name="Source_20_Text">evaluate_individual()</text:span></text:span>, which in turn calls the core <text:span text:style-name="Strong_20_Emphasis"><text:span text:style-name="Source_20_Text">objective_function_multi()</text:span></text:span>. This function uses <text:span text:style-name="Strong_20_Emphasis"><text:span text:style-name="Source_20_Text">calculate_total_irradiance</text:span></text:span> and <text:span text:style-name="Strong_20_Emphasis"><text:span text:style-name="Source_20_Text">calculate_energy_production</text:span></text:span> to score each set of angles on mismatch and production. It now includes robust penalty functions to handle bounds violations. </text:p>
                </text:list-item>
              </text:list>
            </text:list-item>
            <text:list-item>
              <text:p text:style-name="P18"><text:span text:style-name="Strong_20_Emphasis"><text:span text:style-name="Source_20_Text">run_grid_search()</text:span></text:span>: Called to provide a baseline set of results for comparison. </text:p>
            </text:list-item>
            <text:list-item>
              <text:p text:style-name="P18"><text:span text:style-name="Strong_20_Emphasis"><text:span text:style-name="Source_20_Text">plot_pareto_front()</text:span></text:span> and related plotting functions are called to visualize the results from this path. </text:p>
            </text:list-item>
          </text:list>
        </text:list-item>
        <text:list-item>
          <text:p text:style-name="P3"><text:span text:style-name="Strong_20_Emphasis">Path B: Scenario-Based Constrained Optimization</text:span> - <text:span text:style-name="Emphasis">Runs if mode is </text:span><text:span text:style-name="Emphasis"><text:span text:style-name="Source_20_Text">scenarios</text:span></text:span><text:span text:style-name="Emphasis"> or </text:span><text:span text:style-name="Emphasis"><text:span text:style-name="Source_20_Text">both</text:span></text:span></text:p>
          <text:list>
            <text:list-item>
              <text:p text:style-name="P18"><text:span text:style-name="Strong_20_Emphasis"><text:span text:style-name="Source_20_Text">run_enhanced_scenario_comparison()</text:span></text:span>: This is a master function that orchestrates the entire scenario analysis. </text:p>
              <text:list>
                <text:list-item>
                  <text:p text:style-name="P18">It calls <text:span text:style-name="Strong_20_Emphasis"><text:span text:style-name="Source_20_Text">get_predefined_scenarios()</text:span></text:span> to get the configuration for each strategy. </text:p>
                </text:list-item>
                <text:list-item>
                  <text:p text:style-name="P18">It then loops through each scenario and calls <text:span text:style-name="Strong_20_Emphasis"><text:span text:style-name="Source_20_Text">run_scenario_with_battery_optimization()</text:span></text:span>. </text:p>
                </text:list-item>
              </text:list>
            </text:list-item>
            <text:list-item>
              <text:p text:style-name="P18"><text:span text:style-name="Strong_20_Emphasis"><text:span text:style-name="Source_20_Text">run_scenario_with_battery_optimization()</text:span></text:span>: <text:s/>new function that performs a complete end-to-end analysis for a <text:span text:style-name="Emphasis">single</text:span> scenario. </text:p>
              <text:list>
                <text:list-item>
                  <text:p text:style-name="P18">It first calls <text:span text:style-name="Strong_20_Emphasis"><text:span text:style-name="Source_20_Text">run_constrained_optimization()</text:span></text:span> to find the best <text:span text:style-name="Source_20_Text">tilt</text:span> and <text:span text:style-name="Source_20_Text">azimuth</text:span> for that scenario's specific goal. This optimizer uses <text:span text:style-name="Source_20_Text">scipy.optimize.differential_evolution</text:span> and calls the <text:span text:style-name="Strong_20_Emphasis"><text:span text:style-name="Source_20_Text">constrained_objective_function()</text:span></text:span> to evaluate solutions. </text:p>
                </text:list-item>
                <text:list-item>
                  <text:p text:style-name="P18">Then, using the production profile from those optimal angles, it calls <text:soft-page-break/><text:span text:style-name="Strong_20_Emphasis"><text:span text:style-name="Source_20_Text">calculate_optimal_battery_capacity()</text:span></text:span> to find the best battery size. </text:p>
                </text:list-item>
                <text:list-item>
                  <text:p text:style-name="P18">Finally, it runs the full economic analysis for that specific PV+battery system by calling <text:span text:style-name="Strong_20_Emphasis"><text:span text:style-name="Source_20_Text">calculate_initial_investment()</text:span></text:span>, <text:span text:style-name="Strong_20_Emphasis"><text:span text:style-name="Source_20_Text">calculate_annual_cashflow_improved()</text:span></text:span> (which now includes battery replacement costs), and <text:span text:style-name="Strong_20_Emphasis"><text:span text:style-name="Source_20_Text">calculate_financial_metrics()</text:span></text:span> (which uses the <text:span text:style-name="Strong_20_Emphasis"><text:span text:style-name="Source_20_Text">npv_to_irr()</text:span></text:span> helper). </text:p>
                </text:list-item>
              </text:list>
            </text:list-item>
            <text:list-item>
              <text:p text:style-name="P3">After the loop, <text:span text:style-name="Strong_20_Emphasis"><text:span text:style-name="Source_20_Text">save_enhanced_scenario_results()</text:span></text:span> and <text:span text:style-name="Strong_20_Emphasis"><text:span text:style-name="Source_20_Text">create_enhanced_scenario_plots()</text:span></text:span> are called to save and visualize the comparison between all scenarios. </text:p>
            </text:list-item>
          </text:list>
        </text:list-item>
      </text:list>
      <text:list xml:id="list3051984268398846076" text:style-name="L4">
        <text:list-item>
          <text:p text:style-name="P4"><text:span text:style-name="Strong_20_Emphasis">3. Selection of the Final "Best" Configuration (</text:span><text:span text:style-name="Strong_20_Emphasis"><text:span text:style-name="Source_20_Text">main</text:span></text:span><text:span text:style-name="Strong_20_Emphasis"> function)</text:span></text:p>
        </text:list-item>
      </text:list>
      <text:list xml:id="list2462009292735018834" text:style-name="L5">
        <text:list-item>
          <text:p text:style-name="P19">This new block determines which set of <text:span text:style-name="Source_20_Text">optimal_tilt</text:span> and <text:span text:style-name="Source_20_Text">optimal_azimuth</text:span> to use for the final reports. </text:p>
        </text:list-item>
        <text:list-item>
          <text:p text:style-name="P5">If run in <text:span text:style-name="Source_20_Text">both</text:span> mode, it can compare the result from the DEAP "balanced" approach against the winning scenario (selected via <text:span text:style-name="Strong_20_Emphasis"><text:span text:style-name="Source_20_Text">select_best_enhanced_scenario()</text:span></text:span>) and picks the best one based on criteria like total production. </text:p>
        </text:list-item>
      </text:list>
      <text:list xml:id="list7773868692386613403" text:style-name="L6">
        <text:list-item>
          <text:p text:style-name="P6"><text:span text:style-name="Strong_20_Emphasis">4. Final In-Depth Simulation &amp; Validation (</text:span><text:span text:style-name="Strong_20_Emphasis"><text:span text:style-name="Source_20_Text">main</text:span></text:span><text:span text:style-name="Strong_20_Emphasis"> function)</text:span></text:p>
        </text:list-item>
      </text:list>
      <text:list xml:id="list2500218195658746601" text:style-name="L7">
        <text:list-item>
          <text:p text:style-name="P20">Using the single, final set of optimal angles chosen in the previous step, the script performs one last, deep analysis. </text:p>
        </text:list-item>
        <text:list-item>
          <text:p text:style-name="P20"><text:span text:style-name="Strong_20_Emphasis"><text:span text:style-name="Source_20_Text">run_comprehensive_validation()</text:span></text:span>: This is a master validation function that adds a <text:s/>layer of robustness. It calls other new functions: </text:p>
          <text:list>
            <text:list-item>
              <text:p text:style-name="P20"><text:span text:style-name="Strong_20_Emphasis"><text:span text:style-name="Source_20_Text">diagnose_irradiance_calculation()</text:span></text:span>: To deeply analyze <text:span text:style-name="Emphasis">why</text:span> the optimal angles yield more production by comparing direct vs. diffuse irradiance components. </text:p>
            </text:list-item>
            <text:list-item>
              <text:p text:style-name="P20"><text:span text:style-name="Strong_20_Emphasis"><text:span text:style-name="Source_20_Text">validate_production_gain()</text:span></text:span>: To ensure the loss models are applied consistently and the production gain is justifiable. </text:p>
            </text:list-item>
            <text:list-item>
              <text:p text:style-name="P20"><text:span text:style-name="Strong_20_Emphasis"><text:span text:style-name="Source_20_Text">validate_mismatch_calculation()</text:span></text:span>: To compare mismatch metrics and create validation plots. </text:p>
            </text:list-item>
          </text:list>
        </text:list-item>
        <text:list-item>
          <text:p text:style-name="P20"><text:span text:style-name="Strong_20_Emphasis"><text:span text:style-name="Source_20_Text">debug_pr_calculation_detailed()</text:span></text:span>: A specific function to debug and verify the Performance Ratio calculation, ensuring its consistency across different parts of the script. </text:p>
        </text:list-item>
        <text:list-item>
          <text:p text:style-name="P20"><text:span text:style-name="Strong_20_Emphasis"><text:span text:style-name="Source_20_Text">analyze_neighborhood_solutions()</text:span></text:span>: Explores the area around the optimal solution to confirm it's a true peak and not an anomaly. </text:p>
        </text:list-item>
        <text:list-item>
          <text:p text:style-name="P7"><text:span text:style-name="Strong_20_Emphasis"><text:span text:style-name="Source_20_Text">analyze_azimuth_preference()</text:span></text:span>: Generates data to explain <text:span text:style-name="Emphasis">why</text:span> the optimizer prefers a specific azimuth angle by showing the trade-offs between production and mismatch across a range of azimuths. </text:p>
        </text:list-item>
      </text:list>
      <text:list xml:id="list5403225156192606073" text:style-name="L8">
        <text:list-item>
          <text:p text:style-name="P8"><text:span text:style-name="Strong_20_Emphasis">5. Final Reporting and Visualization (</text:span><text:span text:style-name="Strong_20_Emphasis"><text:span text:style-name="Source_20_Text">main</text:span></text:span><text:span text:style-name="Strong_20_Emphasis"> function)</text:span></text:p>
        </text:list-item>
      </text:list>
      <text:list xml:id="list5208820530647693620" text:style-name="L9">
        <text:list-item>
          <text:p text:style-name="P21"><text:span text:style-name="Strong_20_Emphasis"><text:span text:style-name="Source_20_Text">create_comprehensive_summary()</text:span></text:span>: Gathers all final, validated metrics into a single object for reporting. </text:p>
        </text:list-item>
        <text:list-item>
          <text:p text:style-name="P21"><text:span text:style-name="Strong_20_Emphasis"><text:span text:style-name="Source_20_Text">plot_*</text:span></text:span><text:span text:style-name="Strong_20_Emphasis"> Functions</text:span>: The script then calls the full suite of plotting functions <text:s/>(e.g., <text:span text:style-name="Source_20_Text">plot_economic_analysis</text:span>, <text:span text:style-name="Source_20_Text">plot_seasonal_*</text:span>, <text:span text:style-name="Source_20_Text">create_battery_capacity_plots</text:span>, etc.) to generate the final visual outputs for the selected best configuration. </text:p>
        </text:list-item>
        <text:list-item>
          <text:p text:style-name="P9"><text:span text:style-name="Strong_20_Emphasis"><text:span text:style-name="Source_20_Text">create_case_study_report()</text:span></text:span> and <text:span text:style-name="Strong_20_Emphasis"><text:span text:style-name="Source_20_Text">create_enhanced_html_summary()</text:span></text:span>: These functions generate user-friendly, high-level reports of the final results.</text:p>
        </text:list-item>
      </text:list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5"><text:s/>list of the functions </text:p>
      <text:p text:style-name="Horizontal_20_Line"/>
      <text:h text:style-name="Heading_20_3" text:outline-level="3"><text:span text:style-name="Strong_20_Emphasis">Function Glossary</text:span></text:h>
      <text:h text:style-name="Heading_20_4" text:outline-level="4">Setup &amp; Data Loading</text:h>
      <text:list xml:id="list4251024322325503763" text:style-name="L10">
        <text:list-item>
          <text:p text:style-name="P22"><text:span text:style-name="Strong_20_Emphasis"><text:span text:style-name="Source_20_Text">setup_logging(output_dir)</text:span></text:span>: Configures logging to save the script's progress, warnings, and errors to a log file and display them on the console. </text:p>
        </text:list-item>
        <text:list-item>
          <text:p text:style-name="P22"><text:span text:style-name="Strong_20_Emphasis"><text:span text:style-name="Source_20_Text">load_config(config_file)</text:span></text:span>: Reads the <text:span text:style-name="Source_20_Text">config.yaml</text:span> file to load static system parameters like panel specifications, inverter details, and default costs. </text:p>
        </text:list-item>
        <text:list-item>
          <text:p text:style-name="P10"><text:span text:style-name="Strong_20_Emphasis"><text:span text:style-name="Source_20_Text">load_and_preprocess_data(data_file)</text:span></text:span>: Loads the hourly weather and load data from the input CSV file, cleans it, handles missing or duplicate data, and creates a proper, timezone-aware datetime index for Athens. </text:p>
        </text:list-item>
      </text:list>
      <text:h text:style-name="Heading_20_4" text:outline-level="4">Core Physics &amp; Energy Calculations</text:h>
      <text:list xml:id="list5167085245873677306" text:style-name="L11">
        <text:list-item>
          <text:p text:style-name="P23"><text:span text:style-name="Strong_20_Emphasis"><text:span text:style-name="Source_20_Text">calculate_solar_position(df, latitude, longitude)</text:span></text:span>: Uses the <text:span text:style-name="Source_20_Text">pvlib</text:span> library to compute the sun's position (zenith and azimuth angles) for every hour of the year. </text:p>
        </text:list-item>
        <text:list-item>
          <text:p text:style-name="P23"><text:span text:style-name="Strong_20_Emphasis"><text:span text:style-name="Source_20_Text">calculate_dni(df)</text:span></text:span>: Derives the Direct Normal Irradiance (DNI) from the global and diffuse irradiance data using <text:span text:style-name="Source_20_Text">pvlib</text:span>. </text:p>
        </text:list-item>
        <text:list-item>
          <text:p text:style-name="P23"><text:span text:style-name="Strong_20_Emphasis"><text:span text:style-name="Source_20_Text">calculate_total_irradiance(...)</text:span></text:span>: A core physics function using <text:span text:style-name="Source_20_Text">pvlib</text:span> to calculate the total sunlight that hits the tilted panel surface (Plane of Array Irradiance). </text:p>
        </text:list-item>
        <text:list-item>
          <text:p text:style-name="P23"><text:span text:style-name="Strong_20_Emphasis"><text:span text:style-name="Source_20_Text">calculate_energy_production(...)</text:span></text:span>: The main simulation engine that calculates the final AC power output for each hour, accounting for panel characteristics, temperature effects, and various system losses. </text:p>
        </text:list-item>
        <text:list-item>
          <text:p text:style-name="P23"><text:span text:style-name="Strong_20_Emphasis"><text:span text:style-name="Source_20_Text">calculate_weighting_factors(df, strategy)</text:span></text:span>: Calculates the hourly "importance" weights used in the mismatch calculation based on different strategies to guide the optimization. </text:p>
        </text:list-item>
        <text:list-item>
          <text:p text:style-name="P11"><text:span text:style-name="Strong_20_Emphasis"><text:span text:style-name="Source_20_Text">summarize_energy(df)</text:span></text:span>: Aggregates the hourly energy data into annual totals and creates the detailed energy loss breakdown (pre-temperature, thermal, inverter losses). </text:p>
        </text:list-item>
      </text:list>
      <text:h text:style-name="Heading_20_4" text:outline-level="4">Optimization Framework</text:h>
      <text:list xml:id="list3739825409005341990" text:style-name="L12">
        <text:list-item>
          <text:p text:style-name="P24"><text:span text:style-name="Strong_20_Emphasis"><text:span text:style-name="Source_20_Text">init_worker(context)</text:span></text:span>: An initializer for setting up parallel processing with the DEAP optimization library, making it run faster. </text:p>
        </text:list-item>
        <text:list-item>
          <text:p text:style-name="P24"><text:span text:style-name="Strong_20_Emphasis"><text:span text:style-name="Source_20_Text">evaluate_individual(individual)</text:span></text:span>: A wrapper function that DEAP's parallel processing uses to evaluate a single solution (a <text:span text:style-name="Source_20_Text">[tilt, azimuth]</text:span> pair). </text:p>
        </text:list-item>
        <text:list-item>
          <text:p text:style-name="P24"><text:span text:style-name="Strong_20_Emphasis"><text:span text:style-name="Source_20_Text">objective_function_multi(...)</text:span></text:span>: The core evaluation function for the multi-objective (DEAP) optimization, calculating both mismatch and production scores for a given set of angles. </text:p>
        </text:list-item>
        <text:list-item>
          <text:p text:style-name="P24"><text:span text:style-name="Strong_20_Emphasis"><text:span text:style-name="Source_20_Text">constrained_objective_function(...)</text:span></text:span>: The evaluation function for the single-objective, scenario-based optimizations, calculating a single score based on the scenario's goal (e.g., maximize NPV, minimize mismatch). </text:p>
        </text:list-item>
        <text:list-item>
          <text:p text:style-name="P24"><text:span text:style-name="Strong_20_Emphasis"><text:span text:style-name="Source_20_Text">run_deap_multi_objective_optimization(...)</text:span></text:span>: Manages the entire multi-objective optimization process using the DEAP library to find a Pareto front of optimal trade-offs. </text:p>
        </text:list-item>
        <text:list-item>
          <text:p text:style-name="P24"><text:soft-page-break/><text:span text:style-name="Strong_20_Emphasis"><text:span text:style-name="Source_20_Text">custom_nsga2_evolution(...)</text:span></text:span>: Implements the main NSGA-II evolutionary algorithm loop with features like adaptive mutation. </text:p>
        </text:list-item>
        <text:list-item>
          <text:p text:style-name="P24"><text:span text:style-name="Strong_20_Emphasis"><text:span text:style-name="Source_20_Text">run_constrained_optimization(...)</text:span></text:span>: Manages a single-objective, constrained optimization for a specific scenario using the <text:span text:style-name="Source_20_Text">scipy.optimize.differential_evolution</text:span> algorithm. </text:p>
        </text:list-item>
        <text:list-item>
          <text:p text:style-name="P24"><text:span text:style-name="Strong_20_Emphasis"><text:span text:style-name="Source_20_Text">run_grid_search(...)</text:span></text:span>: An alternative method that exhaustively tests a predefined grid of angles, used for comparison and validation. </text:p>
        </text:list-item>
        <text:list-item>
          <text:p text:style-name="P24"><text:span text:style-name="Strong_20_Emphasis"><text:span text:style-name="Source_20_Text">get_predefined_scenarios()</text:span></text:span>: Defines the five distinct optimization scenarios and their specific configurations (objectives, constraints, etc.). </text:p>
        </text:list-item>
        <text:list-item>
          <text:p text:style-name="P24"><text:span text:style-name="Strong_20_Emphasis"><text:span text:style-name="Source_20_Text">run_enhanced_scenario_comparison(...)</text:span></text:span>: The master function that orchestrates the entire scenario analysis by running each scenario and collecting the results. </text:p>
        </text:list-item>
        <text:list-item>
          <text:p text:style-name="P24"><text:span text:style-name="Strong_20_Emphasis"><text:span text:style-name="Source_20_Text">run_scenario_with_battery_optimization(...)</text:span></text:span>: An end-to-end function that, for a single scenario, finds the optimal angles, then runs a full battery optimization and financial analysis. </text:p>
        </text:list-item>
        <text:list-item>
          <text:p text:style-name="P24"><text:span text:style-name="Strong_20_Emphasis"><text:span text:style-name="Source_20_Text">select_balanced_solution(pareto_front)</text:span></text:span>: A helper function to select a single "balanced" compromise solution from a multi-objective Pareto front. </text:p>
        </text:list-item>
        <text:list-item>
          <text:p text:style-name="P12"><text:span text:style-name="Strong_20_Emphasis"><text:span text:style-name="Source_20_Text">select_best_enhanced_scenario(...)</text:span></text:span>: Selects the winning scenario from the comparison based on user-defined criteria (e.g., 'economic', 'production'). </text:p>
        </text:list-item>
      </text:list>
      <text:h text:style-name="Heading_20_4" text:outline-level="4">Detailed Analysis &amp; Validation</text:h>
      <text:list xml:id="list5281877953053157947" text:style-name="L13">
        <text:list-item>
          <text:p text:style-name="P25"><text:span text:style-name="Strong_20_Emphasis"><text:span text:style-name="Source_20_Text">calculate_optimal_battery_capacity(...)</text:span></text:span>: A detailed simulation that iterates through different battery sizes to find the most economically viable one for a given PV production profile. </text:p>
        </text:list-item>
        <text:list-item>
          <text:p text:style-name="P25"><text:span text:style-name="Strong_20_Emphasis"><text:span text:style-name="Source_20_Text">calculate_seasonal_battery_needs(...)</text:span></text:span>: Estimates the required battery capacity to meet energy deficits based on seasonal daily patterns. </text:p>
        </text:list-item>
        <text:list-item>
          <text:p text:style-name="P25"><text:span text:style-name="Strong_20_Emphasis"><text:span text:style-name="Source_20_Text">calculate_initial_investment(...)</text:span></text:span>: Calculates the total upfront project cost, including panels, inverter, battery, and installation. </text:p>
        </text:list-item>
        <text:list-item>
          <text:p text:style-name="P25"><text:span text:style-name="Strong_20_Emphasis"><text:span text:style-name="Source_20_Text">calculate_annual_cashflow_improved(...)</text:span></text:span>: A detailed function that models the project's 25-year cash flow, including costs, savings, revenue, degradation, and battery replacement. </text:p>
        </text:list-item>
        <text:list-item>
          <text:p text:style-name="P25"><text:span text:style-name="Strong_20_Emphasis"><text:span text:style-name="Source_20_Text">calculate_financial_metrics(...)</text:span></text:span>: Computes the final NPV, IRR, Payback Period, and LCOE from the cash flow data. It uses the <text:span text:style-name="Strong_20_Emphasis"><text:span text:style-name="Source_20_Text">npv_to_irr()</text:span></text:span> helper for the IRR calculation. </text:p>
        </text:list-item>
        <text:list-item>
          <text:p text:style-name="P25"><text:span text:style-name="Strong_20_Emphasis"><text:span text:style-name="Source_20_Text">calculate_efficiency_metrics()</text:span></text:span>: Calculates various technical performance metrics like Performance Ratio (PR), System Yield, and Capacity Factor. </text:p>
        </text:list-item>
        <text:list-item>
          <text:p text:style-name="P25"><text:span text:style-name="Strong_20_Emphasis"><text:span text:style-name="Source_20_Text">analyze_seasonal_performance(...)</text:span></text:span>: Analyzes and aggregates performance data (production, consumption, self-consumption) by season. </text:p>
        </text:list-item>
        <text:list-item>
          <text:p text:style-name="P25"><text:span text:style-name="Strong_20_Emphasis"><text:span text:style-name="Source_20_Text">run_comprehensive_validation()</text:span></text:span>: A master validation function that orchestrates several deep-dive checks on the results. </text:p>
        </text:list-item>
        <text:list-item>
          <text:p text:style-name="P25"><text:span text:style-name="Strong_20_Emphasis"><text:span text:style-name="Source_20_Text">validate_production_gain()</text:span></text:span>, <text:span text:style-name="Strong_20_Emphasis"><text:span text:style-name="Source_20_Text">validate_mismatch_calculation()</text:span></text:span>, <text:span text:style-name="Strong_20_Emphasis"><text:span text:style-name="Source_20_Text">validate_results()</text:span></text:span>, <text:span text:style-name="Strong_20_Emphasis"><text:span text:style-name="Source_20_Text">quick_sanity_check()</text:span></text:span>: A suite of functions to check the results for consistency, realism, and potential errors. </text:p>
        </text:list-item>
        <text:list-item>
          <text:p text:style-name="P25"><text:span text:style-name="Strong_20_Emphasis"><text:span text:style-name="Source_20_Text">diagnose_irradiance_calculation()</text:span></text:span>: A diagnostic function to analyze <text:span text:style-name="Emphasis">why</text:span> a production gain occurred by breaking down the different components of solar irradiance. </text:p>
        </text:list-item>
        <text:list-item>
          <text:p text:style-name="P25"><text:span text:style-name="Strong_20_Emphasis"><text:span text:style-name="Source_20_Text">analyze_azimuth_preference()</text:span></text:span>: A specific analysis to explore and plot why the optimizer prefers a certain azimuth angle. </text:p>
        </text:list-item>
        <text:list-item>
          <text:p text:style-name="P25"><text:span text:style-name="Strong_20_Emphasis"><text:span text:style-name="Source_20_Text">analyze_neighborhood_solutions()</text:span></text:span>: Explores the solution space around the chosen optimum to confirm its stability and robustness. </text:p>
        </text:list-item>
        <text:list-item>
          <text:p text:style-name="P13"><text:soft-page-break/><text:span text:style-name="Strong_20_Emphasis"><text:span text:style-name="Source_20_Text">perform_sensitivity_analysis(...)</text:span></text:span>: Tests how sensitive the results are to changes in key input parameters like tilt and azimuth. </text:p>
        </text:list-item>
      </text:list>
      <text:h text:style-name="Heading_20_4" text:outline-level="4">Plotting &amp; Reporting</text:h>
      <text:list xml:id="list2501715435477820562" text:style-name="L14">
        <text:list-item>
          <text:p text:style-name="P26"><text:span text:style-name="Strong_20_Emphasis"><text:span text:style-name="Source_20_Text">create_comprehensive_summary()</text:span></text:span>: Gathers all final metrics from every part of the analysis into a single summary object. </text:p>
        </text:list-item>
        <text:list-item>
          <text:p text:style-name="P26"><text:span text:style-name="Strong_20_Emphasis"><text:span text:style-name="Source_20_Text">save_summary_results()</text:span></text:span>: Saves the raw data from the multi-objective Pareto front optimization to a CSV file. </text:p>
        </text:list-item>
        <text:list-item>
          <text:p text:style-name="P26"><text:span text:style-name="Strong_20_Emphasis"><text:span text:style-name="Source_20_Text">save_enhanced_scenario_results()</text:span></text:span>: Saves the final comparison data for all scenarios to CSV and JSON files. </text:p>
        </text:list-item>
        <text:list-item>
          <text:p text:style-name="P26"><text:span text:style-name="Strong_20_Emphasis"><text:span text:style-name="Source_20_Text">create_case_study_report()</text:span></text:span> &amp; <text:span text:style-name="Strong_20_Emphasis"><text:span text:style-name="Source_20_Text">generate_case_study_html()</text:span></text:span>: Create high-level, user-friendly reports of the final results. </text:p>
        </text:list-item>
        <text:list-item>
          <text:p text:style-name="P26"><text:span text:style-name="Strong_20_Emphasis"><text:span text:style-name="Source_20_Text">export_data_for_forecasting()</text:span></text:span>: Prepares and saves a detailed CSV file with all relevant time-series data for potential use in forecasting models. </text:p>
        </text:list-item>
        <text:list-item>
          <text:p text:style-name="P26"><text:span text:style-name="Strong_20_Emphasis"><text:span text:style-name="Source_20_Text">plot_*()</text:span></text:span><text:span text:style-name="Strong_20_Emphasis"> Functions</text:span>: This is the entire suite of functions dedicated to creating visualizations: </text:p>
          <text:list>
            <text:list-item>
              <text:p text:style-name="P26"><text:span text:style-name="Strong_20_Emphasis">Plotting Optimization Results:</text:span> <text:span text:style-name="Source_20_Text">plot_pareto_front</text:span>, <text:span text:style-name="Source_20_Text">plot_detailed_pareto_front</text:span>, <text:span text:style-name="Source_20_Text">plot_pareto_front_with_efficiency</text:span>, <text:span text:style-name="Source_20_Text">plot_pareto_front_comparison</text:span>, <text:span text:style-name="Source_20_Text">create_optimization_method_comparison</text:span>. </text:p>
            </text:list-item>
            <text:list-item>
              <text:p text:style-name="P26"><text:span text:style-name="Strong_20_Emphasis">Plotting Energy &amp; Load Profiles:</text:span> <text:span text:style-name="Source_20_Text">plot_consumption_profile</text:span>, <text:span text:style-name="Source_20_Text">plot_daily_irradiance_and_energy</text:span>, <text:span text:style-name="Source_20_Text">plot_average_daily_consumption</text:span>, <text:span text:style-name="Source_20_Text">plot_average_hourly_consumption_vs_production</text:span>, <text:span text:style-name="Source_20_Text">plot_average_hourly_weighting_factors</text:span>, <text:span text:style-name="Source_20_Text">plot_combined_hourly_data</text:span>, <text:span text:style-name="Source_20_Text">plot_representative_day_profiles</text:span>. </text:p>
            </text:list-item>
            <text:list-item>
              <text:p text:style-name="P26"><text:span text:style-name="Strong_20_Emphasis">Plotting Heatmaps &amp; Angle Analysis:</text:span> <text:span text:style-name="Source_20_Text">plot_hourly_heatmaps</text:span>, <text:span text:style-name="Source_20_Text">plot_tilt_vs_energy</text:span>, <text:span text:style-name="Source_20_Text">create_heatmap</text:span>. </text:p>
            </text:list-item>
            <text:list-item>
              <text:p text:style-name="P26"><text:span text:style-name="Strong_20_Emphasis">Plotting Seasonal &amp; Battery Analysis:</text:span> <text:span text:style-name="Source_20_Text">plot_seasonal_production_consumption</text:span>, <text:span text:style-name="Source_20_Text">plot_seasonal_self_consumption</text:span>, <text:span text:style-name="Source_20_Text">plot_seasonal_energy_balance</text:span>, <text:span text:style-name="Source_20_Text">plot_seasonal_hourly_profiles</text:span>, <text:span text:style-name="Source_20_Text">create_battery_capacity_plots</text:span>, <text:span text:style-name="Source_20_Text">create_optimal_battery_analysis</text:span>, <text:span text:style-name="Source_20_Text">create_comprehensive_battery_analysis_plot</text:span>, <text:span text:style-name="Source_20_Text">create_battery_comparison_table</text:span>. </text:p>
            </text:list-item>
            <text:list-item>
              <text:p text:style-name="P14"><text:span text:style-name="Strong_20_Emphasis">Plotting Economics, Losses &amp; Validation:</text:span> <text:span text:style-name="Source_20_Text">plot_economic_analysis</text:span>, <text:span text:style-name="Source_20_Text">plot_energy_losses</text:span>, <text:span text:style-name="Source_20_Text">create_mismatch_validation_plots</text:span>, <text:span text:style-name="Source_20_Text">create_production_validation_plots</text:span>, <text:span text:style-name="Source_20_Text">create_neighborhood_plots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16T12:18:59.89</meta:creation-date>
    <meta:document-statistic meta:table-count="0" meta:image-count="0" meta:object-count="0" meta:page-count="5" meta:paragraph-count="94" meta:word-count="1515" meta:character-count="12470"/>
    <dc:date>2025-06-16T12:30:06.02</dc:date>
    <meta:editing-duration>PT11M6S</meta:editing-duration>
    <meta:editing-cycles>1</meta:editing-cycles>
    <meta:generator>OpenOffice/4.1.15$Win32 OpenOffice.org_project/4115m2$Build-9813</meta:generator>
  </office:meta>
</office:document-meta>
</file>